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Type.addElement( ElementReferenc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Comple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lexType.init( TranscriptionConfiguration configuration , ElementDescriptor elementDescriptor , Schema schem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lexType.add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addElement( Local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fillDescriptor( ElementDescriptor elementDescriptor , Schema schem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lexType.ComplexType( TranscriptionConfiguration configuration , ElementDescriptor element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xType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